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rsid="000c4c67" officeooo:paragraph-rsid="0009380b"/>
    </style:style>
    <style:style style:name="P3" style:family="paragraph" style:parent-style-name="Table_20_Contents">
      <style:text-properties officeooo:paragraph-rsid="0009380b"/>
    </style:style>
    <style:style style:name="P4" style:family="paragraph" style:parent-style-name="Table_20_Contents">
      <style:text-properties officeooo:rsid="00098bf2" officeooo:paragraph-rsid="000b45cd"/>
    </style:style>
    <style:style style:name="P5" style:family="paragraph" style:parent-style-name="Text_20_body">
      <style:paragraph-properties fo:text-align="center" style:justify-single-word="false"/>
      <style:text-properties officeooo:paragraph-rsid="0009380b"/>
    </style:style>
    <style:style style:name="P6" style:family="paragraph" style:parent-style-name="Table_20_Contents">
      <style:text-properties officeooo:rsid="000b45cd" officeooo:paragraph-rsid="000b45cd"/>
    </style:style>
    <style:style style:name="P7" style:family="paragraph" style:parent-style-name="Azione_20_attore">
      <style:text-properties officeooo:paragraph-rsid="0009380b"/>
    </style:style>
    <style:style style:name="P8" style:family="paragraph" style:parent-style-name="Azione_20_attore">
      <style:text-properties officeooo:rsid="000ad213" officeooo:paragraph-rsid="0009380b"/>
    </style:style>
    <style:style style:name="P9" style:family="paragraph" style:parent-style-name="Azione_20_sistema">
      <style:text-properties officeooo:rsid="000ad213" officeooo:paragraph-rsid="0009380b"/>
    </style:style>
    <style:style style:name="P10" style:family="paragraph" style:parent-style-name="Azione_20_sistema">
      <style:text-properties officeooo:rsid="000d8292" officeooo:paragraph-rsid="0009380b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c7ea3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1bdef1"/>
    </style:style>
    <style:style style:name="T7" style:family="text">
      <style:text-properties officeooo:rsid="000a0e29"/>
    </style:style>
    <style:style style:name="T8" style:family="text">
      <style:text-properties officeooo:rsid="000b45cd"/>
    </style:style>
    <style:style style:name="T9" style:family="text">
      <style:text-properties officeooo:rsid="000ba517"/>
    </style:style>
    <style:style style:name="T10" style:family="text">
      <style:text-properties officeooo:rsid="001ee7e5"/>
    </style:style>
    <style:style style:name="T11" style:family="text">
      <style:text-properties officeooo:rsid="000425b2"/>
    </style:style>
    <style:style style:name="T12" style:family="text">
      <style:text-properties officeooo:rsid="000c7ea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8">Promemoria </text:span><text:span text:style-name="T9">Paga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Invia Promemori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L'utente accede al sistema e viene riconosciuto come </text:span><text:span text:style-name="T2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530567" text:style-name="Numerazione_20_UC">
              <text:list-item text:start-value="1">
                <text:p text:style-name="P7"><text:span text:style-name="T3">L' utente accede </text:span><text:span text:style-name="T4">alla sezione </text:span><text:span text:style-name="T8">“Invia Promemoria” selezionando come tipo di promemoria “Promemoria </text:span><text:span text:style-name="T9">Pagamento</text:span><text:span text:style-name="T8">”</text:span></text:p>
                <text:p text:style-name="P9"/>
              </text:list-item>
              <text:list-item>
                <text:p text:style-name="P9">Il sistema mostra <text:span text:style-name="T8">un form per inoltrare l'oggetto ed il corpo della mail</text:span></text:p>
                <text:p text:style-name="P8"/>
              </text:list-item>
              <text:list-item>
                <text:p text:style-name="P8">L<text:span text:style-name="T5">'</text:span><text:span text:style-name="T12">impiegato</text:span> <text:span text:style-name="T8">compila il form e lo sottomette.</text:span></text:p>
                <text:p text:style-name="P10"/>
              </text:list-item>
              <text:list-item>
                <text:p text:style-name="P9">Il sistema <text:span text:style-name="T8">invia un messaggio di conferma di corretto invio del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impiegato invia la mail correttament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530568" text:style-name="L1">
              <text:list-item>
                <text:p text:style-name="P11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'impiegato deve poter visualizzare </text:span><text:span text:style-name="T7">il messaggio di conferma entro 20 secondi.</text:span></text:p>
          </table:table-cell>
        </table:table-row>
      </table:table>
      <text:p text:style-name="P12">UC <text:span text:style-name="T12">23</text:span>: <text:span text:style-name="T11">L</text:span><text:span text:style-name="T10">'impiegato </text:span><text:span text:style-name="T12">invia un promemoria pagamento 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4T19:39:38.80</dc:date>
    <meta:editing-duration>PT18M34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29" meta:character-count="843" meta:non-whitespace-character-count="739"/>
  </office:meta>
</office:document-meta>
</file>